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prozessKommunikation</text:p>
      <text:p text:style-name="P2">Intra Prozesskomm. Wäre auf einem System</text:p>
      <text:p text:style-name="P2">Inter bedeutet mit TCP/IP oder so!!</text:p>
      <text:p text:style-name="P2">RMI ist Protokoll für Java InterKomm.</text:p>
      <text:p text:style-name="P2"/>
      <text:p text:style-name="P2">1:1 Kommunikation</text:p>
      <text:p text:style-name="P2"><text:tab/>-TCP/IP verwendet, weils einfach ist</text:p>
      <text:p text:style-name="P2"><text:tab/>-Müssen nur drauf achten, dass der Server gestartet ist</text:p>
      <text:p text:style-name="P2"><text:tab/>-IpClient(4/16Byte) + PortClient(2Byte) &lt;- ist weltweit eindeutige Adresse für <text:tab/>Serverprozess </text:p>
      <text:p text:style-name="P2"><text:tab/>-ClientThread: <text:tab/>Sendet Anfrage<text:tab/>Schläft<text:tab/><text:tab/><text:tab/>Empfängt Antwort</text:p>
      <text:p text:style-name="P2"><text:tab/>-ServerThread:<text:tab/>Schläft<text:tab/><text:tab/><text:tab/>Zeug Bearbeiten<text:tab/>Sendet Antwort</text:p>
      <text:p text:style-name="P2">1:N Kommunikation</text:p>
      <text:p text:style-name="P2"><text:tab/>-UDP/IP-Multicast (nicht wie Broadcast)</text:p>
      <text:p text:style-name="P2"><text:tab/>Kommunikation über UDP:</text:p>
      <text:p text:style-name="P2"><text:tab/>-Multicast sind virtuelle geräte in köpfen von routern mit ip adressen</text:p>
      <text:p text:style-name="P2"><text:tab/>-Alle Geräte die Adressierbar sind existieren nur im hier der Router</text:p>
      <text:p text:style-name="P2"><text:tab/>-Alle Router implementieren MulticastGruppe / Router Nummer 4711</text:p>
      <text:p text:style-name="P2"><text:tab/>-Paket an Multicast Gruppe schicken und die schickts weiter an alle die vorher angefragt <text:tab/>haben</text:p>
      <text:p text:style-name="P2"/>
      <text:p text:style-name="P2">-Verwendung von Sockets</text:p>
      <text:p text:style-name="P2"/>
      <text:p text:style-name="P2">-EBNF Erweiterte Bachus Nauer Form</text:p>
      <text:p text:style-name="P2"><text:tab/>-Syntax beschreibende Sprache</text:p>
      <text:p text:style-name="P2"/>
      <text:p text:style-name="P2">Remote Procedure Call</text:p>
      <text:p text:style-name="P2"><text:tab/>-Schicken Kopie und bekommen Kopie von Ergebis</text:p>
      <text:p text:style-name="P2"><text:tab/>-Marshalling ist Objekt-Netz in Byte Array umwandlung (serealisieren)</text:p>
      <text:p text:style-name="P2"><text:tab/>-Unmarshalling ist gegenteil<text:tab/><text:tab/>(deserealisieren)</text:p>
      <text:p text:style-name="P2"><text:tab/>-clone ist serealisieren und deserealisieren wieder</text:p>
      <text:p text:style-name="P2"><text:tab/>-&gt;ProgrammiersprachenNeutral (ofiziell)</text:p>
      <text:p text:style-name="P2"><text:tab/>-Marshalling um Parameter zu versenden</text:p>
      <text:p text:style-name="P2"><text:tab/>-Unmarshalling um Parameter zu empfangen</text:p>
      <text:p text:style-name="P2"><text:tab/>-Marshalling um Ergebnis zu senden</text:p>
      <text:p text:style-name="P2"><text:tab/>-Unmarshalling um Ergebnis zu empfangen</text:p>
      <text:p text:style-name="P2">Service:</text:p>
      <text:p text:style-name="P2"><text:tab/>-Schnittstelle, welche über Prozessgrenzen bereitsteht</text:p>
      <text:p text:style-name="P2"><text:tab/>-welche mit marshalling funktioniert</text:p>
      <text:p text:style-name="P2"><text:tab/>-welche mit RPC aufrufen funktionieren</text:p>
      <text:p text:style-name="P2">Webservice ist also:</text:p>
      <text:p text:style-name="P2"><text:tab/>-Programmiersprachenneutraler Service welcher über HTTP erreichbar ist</text:p>
      <text:p text:style-name="P2"><text:tab/>-Subjekt Orientierter Webservice:</text:p>
      <text:p text:style-name="P2"><text:tab/><text:tab/>-Der der die Aufgabe macht wird adressiert</text:p>
      <text:p text:style-name="P2"><text:tab/><text:tab/>-WSDL, SOAP, RESTless service</text:p>
      <text:p text:style-name="P2"><text:tab/>-Objekt Orientierter Webservice:</text:p>
      <text:p text:style-name="P2"><text:tab/><text:tab/>-Adressiert eine Datenbank Entität</text:p>
      <text:p text:style-name="P2"><text:tab/><text:tab/>-RESTful Service</text:p>
      <text:p text:style-name="P2"/>
      <text:p text:style-name="P2">Subjekt Orientierter Webservice</text:p>
      <text:p text:style-name="P2"><text:tab/>-URL adressiert URL an sich</text:p>
      <text:p text:style-name="P2"><text:tab/>-Alle weiteren Argumente werden außerhalb von der URL im z.b. HTTP Request-Body <text:soft-page-break/><text:tab/>übertragen</text:p>
      <text:p text:style-name="P2"><text:tab/>-Programmiersprachenneutral</text:p>
      <text:p text:style-name="P2"><text:tab/>-&gt; man braucht eine neutrale Beschreibungssprache</text:p>
      <text:p text:style-name="P2"><text:tab/>Beispieltechnologien:</text:p>
      <text:p text:style-name="P2"><text:tab/>-WSDL</text:p>
      <text:p text:style-name="P2"><text:tab/><text:tab/>-Web Service Description Language</text:p>
      <text:p text:style-name="P2"><text:tab/><text:tab/>-Welche Services gibt es</text:p>
      <text:p text:style-name="P2"><text:tab/><text:tab/>-Welche Parameter kann es geben</text:p>
      <text:p text:style-name="P2"><text:tab/><text:tab/>-5 Sektionen</text:p>
      <text:p text:style-name="P2"><text:tab/><text:tab/><text:tab/>-TypSektion</text:p>
      <text:p text:style-name="P2"><text:tab/><text:tab/><text:tab/><text:tab/>-Typen definiert, welche nicht zu den Basistypen gehören(welche es in <text:tab/><text:tab/><text:tab/><text:tab/><text:tab/><text:tab/><text:tab/><text:tab/><text:tab/>WSDL gibt)</text:p>
      <text:p text:style-name="P2"><text:tab/><text:tab/><text:tab/><text:tab/>-Extra sektion für Struktur der Parameter der Funktionen</text:p>
      <text:p text:style-name="P2"><text:tab/><text:tab/><text:tab/><text:tab/>-Jede Funktion hat einen Parameter, welche aus mehreren Parametern <text:tab/><text:tab/><text:tab/><text:tab/>bestehen kann</text:p>
      <text:p text:style-name="P2"><text:tab/><text:tab/><text:tab/><text:tab/>-Wie der Poarameter aufgebaut ist, steht auch in der typ sektion</text:p>
      <text:p text:style-name="P2"><text:tab/><text:tab/><text:tab/>-Interface Sektion</text:p>
      <text:p text:style-name="P2"><text:tab/><text:tab/><text:tab/><text:tab/>-Wie Java Interfaces, Meta Beschreibung von funktionen</text:p>
      <text:p text:style-name="P2"><text:tab/><text:tab/><text:tab/><text:tab/>-Beschreibung der Input und Outputwerte der funktionen</text:p>
      <text:p text:style-name="P2"><text:tab/><text:tab/><text:tab/><text:tab/>-Mapping der Parameter Typen auf die Funktionen und</text:p>
      <text:p text:style-name="P2"><text:tab/><text:tab/><text:tab/><text:tab/>-Definierung der Typen der Outputs</text:p>
      <text:p text:style-name="P2"><text:tab/><text:tab/><text:tab/>-Binding sektion</text:p>
      <text:p text:style-name="P2"><text:tab/><text:tab/><text:tab/><text:tab/>-Aufrufe an Übertragungsprotokolle zu binden</text:p>
      <text:p text:style-name="P2"><text:tab/><text:tab/><text:tab/><text:tab/>-Es ist möglich Operationen Asynchron aufzurufen -&gt; können mehrere <text:tab/><text:tab/><text:tab/><text:tab/>Protokolle sein (?!)</text:p>
      <text:p text:style-name="P2"><text:tab/><text:tab/><text:tab/>-Service Sektion</text:p>
      <text:p text:style-name="P2"><text:tab/><text:tab/><text:tab/><text:tab/>-Aus welchen Sektionen besteht der Service</text:p>
      <text:p text:style-name="P2"><text:tab/><text:tab/><text:tab/><text:tab/>-Auf welcher Adresse erreichbar</text:p>
      <text:p text:style-name="P2"><text:tab/><text:tab/>-Man fragt das aktuelle WSDL Dokument bei der Abfrage mit ab</text:p>
      <text:p text:style-name="P2"><text:tab/><text:tab/>-Ohne WSDL Datei geht garnix</text:p>
      <text:p text:style-name="P2"><text:tab/><text:tab/>-WSDL-Editor / Zur Entwicklungszeit WSDL generieren / zur Laufzeit generieren</text:p>
      <text:p text:style-name="P2"><text:tab/>-SOAP</text:p>
      <text:p text:style-name="P2"><text:tab/><text:tab/>-Simple Object Access Protocol (Aber nicht simple deswegen Seife)</text:p>
      <text:p text:style-name="P2"><text:tab/><text:tab/>-Wie ein Briefumschlag aus 2 Teilen:</text:p>
      <text:p text:style-name="P2"><text:tab/><text:tab/><text:tab/>-Header</text:p>
      <text:p text:style-name="P2"><text:tab/><text:tab/><text:tab/><text:tab/>-Meta Info damit der Umschlag ankommt</text:p>
      <text:p text:style-name="P2"><text:tab/><text:tab/><text:tab/><text:tab/>-Welcher User macht den Aufruf z.B.</text:p>
      <text:p text:style-name="P2"><text:tab/><text:tab/><text:tab/>-Body</text:p>
      <text:p text:style-name="P2"><text:tab/><text:tab/><text:tab/><text:tab/>-Der Brief</text:p>
      <text:p text:style-name="P2"><text:tab/><text:tab/><text:tab/><text:tab/>-Name der Nachricht und die Parameter / das Resultat</text:p>
      <text:p text:style-name="P2"><text:tab/><text:tab/>-Man schickt einen Brief und erhält einen Brief</text:p>
      <text:p text:style-name="P2"><text:tab/><text:tab/>-KEIN PROTOKOLL sondern XML Format</text:p>
      <text:p text:style-name="P2"><text:tab/><text:tab/>-Wir brauchen ein Trägerprotokoll (SOAP kann über HTTP kommunizieren)</text:p>
      <text:p text:style-name="P2"><text:tab/><text:tab/>-kann also synchron oder asynchron sein (wird mit Protokoll entschieden)</text:p>
      <text:p text:style-name="P2"><text:tab/>-UDDI</text:p>
      <text:p text:style-name="P2"><text:tab/>-Massenhaft Middleware um alles einfacher zu machen</text:p>
      <text:p text:style-name="P2"><text:tab/>-JAX-WS</text:p>
      <text:p text:style-name="P2"><text:tab/><text:tab/>-JAX WebServices</text:p>
      <text:p text:style-name="P2"><text:tab/><text:tab/>-Middleware für Java</text:p>
      <text:p text:style-name="P2"><text:tab/><text:tab/>-Jax-WS (Webservices) Jax-B(Bindings) </text:p>
      <text:p text:style-name="P2"><text:tab/><text:tab/>-Java-WS is Metro (gibt auch Apache CXF, AXIS, WebSphere Runtime)</text:p>
      <text:p text:style-name="P2"><text:tab/><text:tab/>-Wir machens selber...:</text:p>
      <text:p text:style-name="P2"><text:soft-page-break/><text:tab/><text:tab/>-Man braucht </text:p>
      <text:p text:style-name="P2"><text:tab/><text:tab/><text:tab/>-eine WSDL Datei</text:p>
      <text:p text:style-name="P2"><text:tab/><text:tab/><text:tab/>-Eine Server Klasse</text:p>
      <text:p text:style-name="P2"><text:tab/><text:tab/><text:tab/>-Ein Service Interface, meint auch alle Typen die in dem Interface als <text:tab/><text:tab/><text:tab/><text:tab/>Parameter vorkomme und Exceptions und Methoden (Interface Halos)</text:p>
      <text:p text:style-name="P2"><text:tab/><text:tab/><text:tab/><text:tab/><text:tab/>-Halos weil alles beschrieben wird, was </text:p>
      <text:p text:style-name="P2"><text:tab/><text:tab/><text:tab/>-Request Response Bean (Marshalling)</text:p>
      <text:p text:style-name="P2"><text:tab/><text:tab/><text:tab/>-Es gibt Redundanzen</text:p>
      <text:p text:style-name="P2"><text:tab/><text:tab/><text:tab/><text:tab/>-WSDL Datei und Service Interfaces sagen viel gleich</text:p>
      <text:p text:style-name="P2"><text:tab/><text:tab/><text:tab/><text:tab/>-gibt mehrere mögl den Serice zu entwickeln</text:p>
      <text:p text:style-name="P2"><text:tab/><text:tab/><text:tab/><text:tab/>-2 sachen durchgesetzt</text:p>
      <text:p text:style-name="P2"><text:tab/><text:tab/><text:tab/><text:tab/>Bottom-Up: -Wie in Folien</text:p>
      <text:p text:style-name="P2"><text:tab/><text:tab/><text:tab/><text:tab/><text:tab/>-Automatisch mit Java Interfaces</text:p>
      <text:p text:style-name="P2"><text:tab/><text:tab/><text:tab/><text:tab/>Top-Down: -Wie in Folien</text:p>
      <text:p text:style-name="P2"><text:tab/><text:tab/>-JAX-WS Annotationen (zum generieren von WSDL)</text:p>
      <text:p text:style-name="P2"><text:tab/><text:tab/><text:tab/>-Server:</text:p>
      <text:p text:style-name="P2"><text:tab/><text:tab/><text:tab/><text:tab/>@WebService(endpointInterface=x, serviceName=y)</text:p>
      <text:p text:style-name="P2"><text:tab/><text:tab/><text:tab/><text:tab/><text:tab/>-man muss wissen wie der service heißen wird</text:p>
      <text:p text:style-name="P2"><text:tab/><text:tab/><text:tab/><text:tab/><text:tab/>-name des services ist immer der name des serviceinterfaces</text:p>
      <text:p text:style-name="P2"><text:tab/><text:tab/><text:tab/><text:tab/><text:tab/>-kann aber auch name der serverklasse sein</text:p>
      <text:p text:style-name="P2"><text:tab/><text:tab/><text:tab/>-Server-Interface:</text:p>
      <text:p text:style-name="P2"><text:tab/><text:tab/><text:tab/><text:tab/>man braucht:</text:p>
      <text:p text:style-name="P2"><text:tab/><text:tab/><text:tab/><text:tab/>@Webservice</text:p>
      <text:p text:style-name="P2"><text:tab/><text:tab/><text:tab/><text:tab/>@OneWay : sagt dass die methode asynchron ist</text:p>
      <text:p text:style-name="P2"><text:tab/><text:tab/><text:tab/><text:tab/>@WebParam(name=z): sagt wie parameter in WSDL heißen wird</text:p>
      <text:p text:style-name="P2"/>
      <text:p text:style-name="P2"><text:tab/><text:tab/><text:tab/>-Wies Formatiert wird</text:p>
      <text:p text:style-name="P2"><text:tab/><text:tab/><text:tab/><text:tab/>: void methode(</text:p>
      <text:p text:style-name="P2"><text:tab/><text:tab/><text:tab/><text:tab/><text:tab/><text:tab/>@WebParam(name = z) javatyp javaname;</text:p>
      <text:p text:style-name="P2"><text:tab/><text:tab/><text:tab/><text:tab/><text:tab/><text:tab/>...</text:p>
      <text:p text:style-name="P2"><text:tab/><text:tab/><text:tab/><text:tab/>);</text:p>
      <text:p text:style-name="P2"><text:tab/><text:tab/>-JAX-B Annotationen gibts auch</text:p>
      <text:p text:style-name="P2"><text:tab/><text:tab/>-Bottom up:</text:p>
      <text:p text:style-name="P2"><text:tab/><text:tab/><text:tab/>-WSDL wird Laufzeit generiert</text:p>
      <text:p text:style-name="P2"><text:tab/><text:tab/>-Top down:</text:p>
      <text:p text:style-name="P2"><text:tab/><text:tab/><text:tab/>-Alles von WSDL abhängig</text:p>
      <text:p text:style-name="P2"><text:tab/><text:tab/><text:tab/>-Basiert drauf, dass wir WSDL schon haben</text:p>
      <text:p text:style-name="P2"><text:tab/><text:tab/><text:tab/>-Code wird generiert (mit <text:span text:style-name="T1">"wsimport"</text:span> idR)</text:p>
      <text:p text:style-name="P2"/>
      <text:p text:style-name="P2"><text:tab/>REST Represdentational State Transfer</text:p>
      <text:p text:style-name="P2"><text:tab/><text:tab/>-RESTful</text:p>
      <text:p text:style-name="P2"><text:tab/><text:tab/><text:tab/>-keine URLs sondern entitätsobjekte adressieren</text:p>
      <text:p text:style-name="P2"><text:tab/><text:tab/><text:tab/>-URL/Res/orders</text:p>
      <text:p text:style-name="P2"><text:tab/><text:tab/><text:tab/>-HTTP Standart funktionen reichen aus, man muss sich nicht mit firewall <text:tab/><text:tab/><text:tab/>beschäftigen</text:p>
      <text:p text:style-name="P2"><text:tab/><text:tab/><text:tab/>-mit options rausfinden, welche Methoden implementiert sind</text:p>
      <text:p text:style-name="P2"><text:tab/><text:tab/>-RESTless man versucht subjekt orientiert zu programmieren</text:p>
      <text:p text:style-name="P2"><text:tab/><text:tab/><text:tab/>-man restet nicht</text:p>
      <text:p text:style-name="P2"><text:tab/><text:tab/><text:tab/>-URL/res/getOrders</text:p>
      <text:p text:style-name="P2"><text:tab/><text:tab/>-Service Methode wird als Methode des Empfängers interpretiert</text:p>
      <text:p text:style-name="P2"><text:tab/><text:tab/>-Ergebnis kann alles sein</text:p>
      <text:p text:style-name="P2"><text:tab/><text:tab/>-Arbeitet mit HTTP Methoden (sind nur 5 oder so get,put,post,delete,options)</text:p>
      <text:p text:style-name="P2"><text:soft-page-break/><text:tab/><text:tab/>-Umgesetzt mit JAX-RS in Ja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50M37S</meta:editing-duration>
    <meta:editing-cycles>63</meta:editing-cycles>
    <meta:generator>OpenOffice.org/3.4.1$Win32 OpenOffice.org_project/341m1$Build-9593</meta:generator>
    <dc:date>2015-06-26T16:03:05.22</dc:date>
    <meta:document-statistic meta:table-count="0" meta:image-count="0" meta:object-count="0" meta:page-count="4" meta:paragraph-count="142" meta:word-count="731" meta:character-count="5716"/>
    <meta:user-defined meta:name="Info 1"/>
    <meta:user-defined meta:name="Info 2"/>
    <meta:user-defined meta:name="Info 3"/>
    <meta:user-defined meta:name="Info 4"/>
  </office:meta>
</office:document-meta>
</file>